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1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NF 6314 - process. 08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NF 6323 - process. 09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NF 6332 - process. 10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1-12" calcext:value-type="date">
            <text:p>12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NF 6341 - process. 11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NF 6350 - process. 12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NF 6359 - process. 0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NF 6368 - process. 0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NF 6377 - process. 03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4-16" calcext:value-type="date">
            <text:p>16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NF 6386 - process. 04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5-06" calcext:value-type="date">
            <text:p>06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NF 6395 - process. 05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NF 6404 - process. 06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7-21" calcext:value-type="date">
            <text:p>21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8-13" calcext:value-type="date">
            <text:p>13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NF 6422 - process. 08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não</text:p>
          </table:table-cell>
          <table:table-cell table:style-name="ce62" office:value-type="float" office:value="0" calcext:value-type="float">
            <text:p>-</text:p>
          </table:table-cell>
          <table:table-cell table:style-name="ce50"/>
          <table:table-cell table:style-name="ce62" table:formula="of:=[.C14]-[.F14]" office:value-type="float" office:value="530" calcext:value-type="float">
            <text:p>530,00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14])" office:value-type="float" office:value="530" calcext:value-type="float">
            <text:p>530,00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22.6608862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22.662136849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01">00/00/0000</text:date><text:s/>- <text:time style:data-style-name="N2" text:time-value="14:08:22.663567733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00:00</meta:creation-date>
    <dc:date>2025-09-01T14:08:23.012297149</dc:date>
    <meta:print-date>2020-01-06T16:38:44.221000000</meta:print-date>
    <dc:language>pt-PT</dc:language>
    <meta:editing-cycles>528</meta:editing-cycles>
    <meta:editing-duration>PT6H23M57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